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coonBean.readChecksumFil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CocoonBean.addIncludePattern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Bean.pageGenerated( String sourceURI , String destURI , int pageSize , int linksInPage , int newLinksInPage , int pagesRemaining , int pagesComplete , long timeTak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coonBean.setVerbose( boolean verbo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Bean.Cocoon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Bean.setBrokenLinkGenerate( boolean brokenLinkGener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Bean.releaseSource(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Bean.getPro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coonBean.setConfirmExtensions( boolean confirmExten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Bean.sendBrokenLinkWarning( String uri , String warn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coonBean.addTargets( List uris , String dest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coonBean.isCrawlablePage( Target tar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coonBean.writeChecksumFi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coonBean.sendMessage( String 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coonBean.addTarget( String sourceURI , String dest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coonBean.setChecksumURI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Bean.setDefaultFilename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Bean.sendWarning( String uri , String warn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coonBean.addListener( Bean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Bean.addIncludeLinkExtension( String exten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coonBean.addTarget( String type , String sourceURI , String dest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coonBean.confirmExten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Bean.getSource( Target tar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coonBean.isIncluded( String uri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CocoonBean.initi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coonBean.resourceUnavailable( Target targe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ocoonBean.process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CocoonBean.getTar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Bean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coonBean.followLin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Bean.setPrecompileOnly( boolean precompile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Bean.getLastModified( Targe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coonBean.addExcludePattern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Bean.fin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coonBean.pageSkipped( String uri , String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coonBean.isPrecompile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Bean.processTarget( Crawler crawler , Target target )</text:p>
          </table:table-cell>
          <table:table-cell office:value-type="float" office:value="31">
            <text:p text:style-name="Table_20_Contents">31</text:p>
          </table:table-cell>
          <table:table-cell office:value-type="float" office:value="24">
            <text:p text:style-name="Table_20_Contents">24</text:p>
          </table:table-cell>
          <table:table-cell office:value-type="float" office:value="139">
            <text:p text:style-name="Table_20_Contents">139</text:p>
          </table:table-cell>
        </table:table-row>
        <table:table-row>
          <table:table-cell office:value-type="string">
            <text:p text:style-name="Table_20_Contents">CocoonBean.setFollowLinks( boolean foll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Bean.setBrokenLinkExtension( String brokenLinkExten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Bean.isSameContent( DelayedOutputStream stream , Target targ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coonBean.addTarget( String type , String root , String sourceURI , String dest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coonBean.addTarget( String type , String root , String sourceURI , String destURI , boolean followLinks , boolean confirmExtension , String logg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